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4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color="#ff3333"/>
    </style:style>
    <style:style style:name="ce4" style:family="table-cell" style:parent-style-name="Default">
      <style:table-cell-properties fo:border="0.002cm solid #000000"/>
      <style:text-properties fo:color="#ff66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color="#ff66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color="#ff3333"/>
    </style:style>
    <style:style style:name="gr1" style:family="graphic">
      <style:graphic-properties draw:textarea-horizontal-align="justify" draw:textarea-vertical-align="middle" draw:auto-grow-height="false" fo:min-height="0cm" fo:min-width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table:number-columns-spanned="4" table:number-rows-spanned="1">
            <text:p>Employees</text:p>
          </table:table-cell>
          <table:covered-table-cell table:number-columns-repeated="3" table:style-name="Default"/>
          <table:table-cell/>
          <table:table-cell table:style-name="Default" office:value-type="string" table:number-columns-spanned="3" table:number-rows-spanned="1">
            <text:p>Departemnts</text:p>
          </table:table-cell>
          <table:covered-table-cell table:number-columns-repeated="2"/>
        </table:table-row>
        <table:table-row table:style-name="ro1">
          <table:table-cell table:style-name="ce1" office:value-type="string">
            <text:p>emp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alary</text:p>
          </table:table-cell>
          <table:table-cell table:style-name="ce1" office:value-type="string">
            <text:p>deptid</text:p>
          </table:table-cell>
          <table:table-cell/>
          <table:table-cell table:style-name="ce1" office:value-type="string">
            <text:p>deptid</text:p>
          </table:table-cell>
          <table:table-cell table:style-name="ce1" office:value-type="string">
            <text:p>deptname</text:p>
          </table:table-cell>
          <table:table-cell table:style-name="ce1"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Ahmedab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ran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table:style-name="ce2" office:value-type="string">
            <text:p>Sur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lit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  <draw:custom-shape table:end-cell-address="Sheet1.E7" table:end-x="2.079cm" table:end-y="0.219cm" draw:z-index="0" draw:style-name="gr1" svg:width="2.362cm" svg:height="0.799cm" svg:x="2.68cm" svg:y="0.32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office:value-type="float" office:value="3">
            <text:p>3</text:p>
          </table:table-cell>
          <table:table-cell table:style-name="ce2" office:value-type="string">
            <text:p>maintanance</text:p>
          </table:table-cell>
          <table:table-cell table:style-name="ce2" office:value-type="string">
            <text:p>barod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yur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production</text:p>
          </table:table-cell>
          <table:table-cell table:style-name="ce2" office:value-type="string">
            <text:p>Indor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lesh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2" office:value-type="string">
            <text:p>operation</text:p>
          </table:table-cell>
          <table:table-cell table:style-name="ce2" office:value-type="string">
            <text:p>Mumba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gar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style-name="ce2" office:value-type="string">
            <text:p>Legal</text:p>
          </table:table-cell>
          <table:table-cell table:style-name="ce2" office:value-type="string">
            <text:p>rajko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lay</text:p>
          </table:table-cell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style-name="ce2" office:value-type="string">
            <text:p>Devalopment</text:p>
          </table:table-cell>
          <table:table-cell table:style-name="ce2" office:value-type="string">
            <text:p>anan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arana</text:p>
          </table:table-cell>
          <table:table-cell office:value-type="float" office:value="25000">
            <text:p>25000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PK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yukta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shni</text:p>
          </table:table-cell>
          <table:table-cell office:value-type="float" office:value="12000">
            <text:p>12000</text:p>
          </table:table-cell>
          <table:table-cell table:number-columns-repeated="2"/>
          <table:table-cell table:style-name="Default" office:value-type="string">
            <text:p>6 &amp; 7 no employees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>
            <text:p>9 &amp; 10—no departments</text:p>
          </table:table-cell>
          <table:table-cell table:style-name="Default"/>
          <table:table-cell table:style-name="ce7" office:value-type="string">
            <text:p>FK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inner Join</text:p>
          </table:table-cell>
          <table:table-cell table:style-name="Default" office:value-type="string">
            <text:p>common column</text:p>
          </table:table-cell>
          <table:table-cell table:style-name="Default" office:value-type="string">
            <text:p>deptid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ran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lit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yur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lesh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gar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table:style-name="ce2" office:value-type="string">
            <text:p>maintanance</text:p>
          </table:table-cell>
          <table:table-cell office:value-type="string">
            <text:p>barod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lay</text:p>
          </table:table-cell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office:value-type="string">
            <text:p>production</text:p>
          </table:table-cell>
          <table:table-cell office:value-type="string">
            <text:p>Indor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arana</text:p>
          </table:table-cell>
          <table:table-cell office:value-type="float" office:value="25000">
            <text:p>25000</text:p>
          </table:table-cell>
          <table:table-cell office:value-type="float" office:value="5">
            <text:p>5</text:p>
          </table:table-cell>
          <table:table-cell table:style-name="ce2" office:value-type="string">
            <text:p>operation</text:p>
          </table:table-cell>
          <table:table-cell office:value-type="string">
            <text:p>Mumbai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outer join</text:p>
          </table:table-cell>
          <table:table-cell table:style-name="Default" office:value-type="string">
            <text:p>left</text:p>
          </table:table-cell>
          <table:table-cell table:style-name="Default" office:value-type="string">
            <text:p>right</text:p>
          </table:table-cell>
          <table:table-cell table:style-name="Default" office:value-type="string">
            <text:p>full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6" office:value-type="string">
            <text:p>Result of inner join+remaining records from the left table</text:p>
          </table:table-cell>
          <table:table-cell table:style-name="ce6" office:value-type="string">
            <text:p>Result of inner join+remaining records from the right table</text:p>
          </table:table-cell>
          <table:table-cell table:style-name="ce6" office:value-type="string">
            <text:p>Result of inner join+remaining records from the left table+remaining records from the right tabl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left outer join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ran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lit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yur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lesh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gar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table:style-name="ce2" office:value-type="string">
            <text:p>maintanance</text:p>
          </table:table-cell>
          <table:table-cell office:value-type="string">
            <text:p>barod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lay</text:p>
          </table:table-cell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office:value-type="string">
            <text:p>production</text:p>
          </table:table-cell>
          <table:table-cell office:value-type="string">
            <text:p>Indor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arana</text:p>
          </table:table-cell>
          <table:table-cell office:value-type="float" office:value="25000">
            <text:p>25000</text:p>
          </table:table-cell>
          <table:table-cell office:value-type="float" office:value="5">
            <text:p>5</text:p>
          </table:table-cell>
          <table:table-cell table:style-name="ce2" office:value-type="string">
            <text:p>operation</text:p>
          </table:table-cell>
          <table:table-cell office:value-type="string">
            <text:p>Mumbai</text:p>
          </table:table-cell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yukta</text:p>
          </table:table-cell>
          <table:table-cell table:style-name="ce3" office:value-type="float" office:value="4000">
            <text:p>4000</text:p>
          </table:table-cell>
          <table:table-cell table:style-name="ce3" office:value-type="string">
            <text:p>null</text:p>
          </table:table-cell>
          <table:table-cell table:number-columns-repeated="2" table:style-name="ce8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roshni</text:p>
          </table:table-cell>
          <table:table-cell table:style-name="ce3" office:value-type="float" office:value="12000">
            <text:p>12000</text:p>
          </table:table-cell>
          <table:table-cell table:style-name="ce3" office:value-type="string">
            <text:p>null</text:p>
          </table:table-cell>
          <table:table-cell table:number-columns-repeated="2" table:style-name="ce8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right outer join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ran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lit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yur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lesh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gar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table:style-name="ce2" office:value-type="string">
            <text:p>maintanance</text:p>
          </table:table-cell>
          <table:table-cell office:value-type="string">
            <text:p>barod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lay</text:p>
          </table:table-cell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office:value-type="string">
            <text:p>production</text:p>
          </table:table-cell>
          <table:table-cell office:value-type="string">
            <text:p>Indor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arana</text:p>
          </table:table-cell>
          <table:table-cell office:value-type="float" office:value="25000">
            <text:p>25000</text:p>
          </table:table-cell>
          <table:table-cell office:value-type="float" office:value="5">
            <text:p>5</text:p>
          </table:table-cell>
          <table:table-cell table:style-name="ce2" office:value-type="string">
            <text:p>operation</text:p>
          </table:table-cell>
          <table:table-cell office:value-type="string">
            <text:p>Mumbai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>
            <text:p>nul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gal</text:p>
          </table:table-cell>
          <table:table-cell table:style-name="ce5" office:value-type="string">
            <text:p>rajkot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>
            <text:p>null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Devalopment</text:p>
          </table:table-cell>
          <table:table-cell table:style-name="ce5" office:value-type="string">
            <text:p>anand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full outer join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ran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lit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yur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lesh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gar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table:style-name="ce2" office:value-type="string">
            <text:p>maintanance</text:p>
          </table:table-cell>
          <table:table-cell office:value-type="string">
            <text:p>barod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lay</text:p>
          </table:table-cell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office:value-type="string">
            <text:p>production</text:p>
          </table:table-cell>
          <table:table-cell office:value-type="string">
            <text:p>Indor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arana</text:p>
          </table:table-cell>
          <table:table-cell office:value-type="float" office:value="25000">
            <text:p>25000</text:p>
          </table:table-cell>
          <table:table-cell office:value-type="float" office:value="5">
            <text:p>5</text:p>
          </table:table-cell>
          <table:table-cell table:style-name="ce2" office:value-type="string">
            <text:p>operation</text:p>
          </table:table-cell>
          <table:table-cell office:value-type="string">
            <text:p>Mumbai</text:p>
          </table:table-cell>
          <table:table-cell table:number-columns-repeated="2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yukta</text:p>
          </table:table-cell>
          <table:table-cell table:style-name="ce5" office:value-type="float" office:value="4000">
            <text:p>4000</text:p>
          </table:table-cell>
          <table:table-cell table:style-name="ce5" office:value-type="string">
            <text:p>null</text:p>
          </table:table-cell>
          <table:table-cell table:number-columns-repeated="2" table:style-name="ce4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roshni</text:p>
          </table:table-cell>
          <table:table-cell table:style-name="ce5" office:value-type="float" office:value="12000">
            <text:p>12000</text:p>
          </table:table-cell>
          <table:table-cell table:style-name="ce5" office:value-type="string">
            <text:p>null</text:p>
          </table:table-cell>
          <table:table-cell table:number-columns-repeated="2" table:style-name="ce4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>
            <text:p>nul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gal</text:p>
          </table:table-cell>
          <table:table-cell table:style-name="ce5" office:value-type="string">
            <text:p>rajkot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>
            <text:p>null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Devalopment</text:p>
          </table:table-cell>
          <table:table-cell table:style-name="ce5" office:value-type="string">
            <text:p>anand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cross join</text:p>
          </table:table-cell>
          <table:table-cell table:style-name="Default" office:value-type="string">
            <text:p>left table—10</text:p>
          </table:table-cell>
          <table:table-cell table:style-name="Default" office:value-type="string">
            <text:p>right table-20</text:p>
          </table:table-cell>
          <table:table-cell table:style-name="Default" office:value-type="string">
            <text:p>Result 200 rows</text:p>
          </table:table-cell>
          <table:table-cell office:value-type="string">
            <text:p>meaning less</text:p>
          </table:table-cell>
          <table:table-cell table:style-name="Default" office:value-type="string">
            <text:p>testing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2" office:value-type="string">
            <text:p>hr</text:p>
          </table:table-cell>
          <table:table-cell office:value-type="string">
            <text:p>Ahmedaba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style-name="ce2" office:value-type="string">
            <text:p>research</text:p>
          </table:table-cell>
          <table:table-cell office:value-type="string">
            <text:p>Sura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table:style-name="ce2" office:value-type="string">
            <text:p>maintanance</text:p>
          </table:table-cell>
          <table:table-cell office:value-type="string">
            <text:p>barod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style-name="ce2" office:value-type="string">
            <text:p>production</text:p>
          </table:table-cell>
          <table:table-cell office:value-type="string">
            <text:p>Indor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style-name="ce2" office:value-type="string">
            <text:p>operation</text:p>
          </table:table-cell>
          <table:table-cell office:value-type="string">
            <text:p>Mumba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style-name="ce2" office:value-type="string">
            <text:p>Legal</text:p>
          </table:table-cell>
          <table:table-cell office:value-type="string">
            <text:p>rajko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style-name="ce2" office:value-type="string">
            <text:p>Devalopment</text:p>
          </table:table-cell>
          <table:table-cell office:value-type="string">
            <text:p>anand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2 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3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4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5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6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8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9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10*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21/02/2023</text:date>, <text:time>10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21-12-01T14:00:09.73</meta:creation-date>
    <dc:date>2023-02-21T10:02:43.34</dc:date>
    <meta:editing-duration>PT1H59M18S</meta:editing-duration>
    <meta:editing-cycles>6</meta:editing-cycles>
    <meta:generator>OpenOffice/4.1.11$Win32 OpenOffice.org_project/4111m1$Build-9808</meta:generator>
    <meta:document-statistic meta:table-count="3" meta:cell-count="381" meta:object-count="1"/>
  </office:meta>
</office:document-meta>
</file>